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style:font-name="Book antiqua" fo:letter-spacing="normal" fo:font-style="normal"/>
    </style:style>
    <style:style style:name="P2" style:family="paragraph" style:parent-style-name="Standard">
      <style:paragraph-properties fo:text-align="center" style:justify-single-word="false"/>
      <style:text-properties fo:font-variant="normal" fo:text-transform="none" style:font-name="Book antiqua" fo:letter-spacing="normal" fo:font-style="normal"/>
    </style:style>
    <style:style style:name="P3" style:family="paragraph" style:parent-style-name="Standard">
      <style:paragraph-properties fo:text-align="center" style:justify-single-word="false" style:text-autospace="none"/>
      <style:text-properties fo:font-variant="normal" fo:text-transform="none" fo:color="#333333" style:font-name="Book antiqua" fo:font-size="12pt" fo:letter-spacing="normal" fo:font-style="normal" fo:font-weight="normal" style:font-name-asian="ArialMT" style:font-size-asian="12pt" style:font-name-complex="ArialMT" style:font-size-complex="12pt"/>
    </style:style>
    <style:style style:name="P4" style:family="paragraph" style:parent-style-name="Standard">
      <style:text-properties fo:color="#000000" style:font-name="Book antiqua"/>
    </style:style>
    <style:style style:name="P5" style:family="paragraph" style:parent-style-name="Standard">
      <style:text-properties style:font-name="Book antiqua"/>
    </style:style>
    <style:style style:name="P6" style:family="paragraph" style:parent-style-name="Standard">
      <style:paragraph-properties fo:text-align="center" style:justify-single-word="false"/>
      <style:text-properties style:font-name="Book antiqua"/>
    </style:style>
    <style:style style:name="P7" style:family="paragraph" style:parent-style-name="Standard">
      <style:paragraph-properties fo:text-align="center" style:justify-single-word="false" style:text-autospace="none"/>
      <style:text-properties style:font-name="Book antiqua"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Book antiqua" fo:font-size="12pt" style:font-name-asian="ArialMT" style:font-size-asian="12pt" style:font-name-complex="ArialMT" style:font-size-complex="12pt"/>
    </style:style>
    <style:style style:name="P9" style:family="paragraph" style:parent-style-name="Standard">
      <style:text-properties style:font-name="Book antiqua" fo:font-weight="bold" style:font-weight-asian="bold" style:font-weight-complex="bold"/>
    </style:style>
    <style:style style:name="P10" style:family="paragraph" style:parent-style-name="Standard">
      <style:paragraph-properties fo:text-align="center" style:justify-single-word="false"/>
      <style:text-properties style:font-name="Book antiqua" fo:font-size="15pt" style:font-size-asian="15pt" style:font-size-complex="15pt"/>
    </style:style>
    <style:style style:name="P11" style:family="paragraph" style:parent-style-name="Standard">
      <style:paragraph-properties fo:text-align="center" style:justify-single-word="false"/>
      <style:text-properties style:font-name="Book antiqua" fo:font-size="14pt" style:font-size-asian="14pt" style:font-size-complex="14pt"/>
    </style:style>
    <style:style style:name="P12" style:family="paragraph" style:parent-style-name="Standard">
      <style:text-properties fo:color="#ff6600" style:font-name="Book antiqua" fo:font-weight="bold" style:font-weight-asian="bold" style:font-weight-complex="bold"/>
    </style:style>
    <style:style style:name="P13" style:family="paragraph" style:parent-style-name="Standard">
      <style:paragraph-properties fo:text-align="center" style:justify-single-word="false" style:text-autospace="none"/>
      <style:text-properties fo:font-variant="normal" fo:text-transform="none" fo:color="#333333" style:font-name="Book antiqua" fo:font-size="12pt" fo:letter-spacing="normal" fo:font-style="normal" fo:font-weight="normal" style:font-name-asian="ArialMT" style:font-size-asian="12pt" style:font-name-complex="ArialMT" style:font-size-complex="12pt"/>
    </style:style>
    <style:style style:name="P14" style:family="paragraph" style:parent-style-name="Standard">
      <style:paragraph-properties fo:text-align="center" style:justify-single-word="false" style:text-autospace="none"/>
      <style:text-properties fo:font-variant="normal" fo:text-transform="none" fo:color="#333333" style:font-name="Book antiqua" fo:font-size="16pt" fo:letter-spacing="normal" fo:font-style="normal" fo:font-weight="normal" style:font-name-asian="ArialMT" style:font-size-asian="16pt" style:font-name-complex="ArialMT" style:font-size-complex="16pt"/>
    </style:style>
    <style:style style:name="P15" style:family="paragraph" style:parent-style-name="Standard">
      <style:text-properties fo:font-variant="normal" fo:text-transform="none" style:font-name="Book antiqua" fo:letter-spacing="normal" fo:font-style="normal"/>
    </style:style>
    <style:style style:name="P16" style:family="paragraph" style:parent-style-name="Standard">
      <style:paragraph-properties fo:text-align="center" style:justify-single-word="false"/>
      <style:text-properties fo:font-variant="normal" fo:text-transform="none" style:font-name="Book antiqua" fo:letter-spacing="normal" fo:font-style="normal"/>
    </style:style>
    <style:style style:name="P17" style:family="paragraph" style:parent-style-name="Standard">
      <style:text-properties style:font-name="Book antiqua"/>
    </style:style>
    <style:style style:name="P18" style:family="paragraph" style:parent-style-name="Standard">
      <style:paragraph-properties fo:text-align="center" style:justify-single-word="false"/>
      <style:text-properties style:font-name="Book antiqua"/>
    </style:style>
    <style:style style:name="P19" style:family="paragraph" style:parent-style-name="Standard">
      <style:paragraph-properties fo:text-align="start" style:justify-single-word="false" style:text-autospace="none"/>
      <style:text-properties style:font-name="Book antiqua" fo:font-size="12pt" style:font-name-asian="ArialMT" style:font-size-asian="12pt" style:font-name-complex="ArialMT" style:font-size-complex="12pt"/>
    </style:style>
    <style:style style:name="P20" style:family="paragraph" style:parent-style-name="Standard">
      <style:paragraph-properties fo:text-align="center" style:justify-single-word="false" style:text-autospace="none"/>
      <style:text-properties style:font-name="Book antiqua" fo:font-size="12pt" style:font-name-asian="ArialMT" style:font-size-asian="12pt" style:font-name-complex="ArialMT" style:font-size-complex="12pt"/>
    </style:style>
    <style:style style:name="P21" style:family="paragraph" style:parent-style-name="Standard">
      <style:paragraph-properties fo:text-align="center" style:justify-single-word="false"/>
      <style:text-properties style:font-name="Book antiqua" fo:font-size="12pt" style:font-size-asian="12pt" style:font-size-complex="12pt"/>
    </style:style>
    <style:style style:name="P22" style:family="paragraph" style:parent-style-name="Standard">
      <style:paragraph-properties fo:text-align="start" style:justify-single-word="false"/>
      <style:text-properties style:font-name="Book antiqua"/>
    </style:style>
    <style:style style:name="P23" style:family="paragraph" style:parent-style-name="Standard">
      <style:paragraph-properties fo:text-align="center" style:justify-single-word="false"/>
      <style:text-properties style:font-name="Book antiqua" fo:font-size="14pt" style:font-size-asian="14pt" style:font-size-complex="14pt"/>
    </style:style>
    <style:style style:name="T1" style:family="text">
      <style:text-properties fo:font-variant="normal" fo:text-transform="none" style:font-name="Book antiqua" fo:font-size="11pt" fo:letter-spacing="normal" fo:font-style="normal" fo:font-weight="normal" style:font-size-asian="11pt" style:font-size-complex="11pt"/>
    </style:style>
    <style:style style:name="T2" style:family="text">
      <style:text-properties style:font-name="Book antiqua"/>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 page</text:p>
      <text:p text:style-name="P5"/>
      <text:p text:style-name="P5"/>
      <text:p text:style-name="P11">A new cloud-based learning era has started</text:p>
      <text:p text:style-name="P6">An all-in-one virtual learning platform for male and female students</text:p>
      <text:p text:style-name="P6">The latest online tools you need to extend learning anytime, anywhere... <text:span text:style-name="T5">(slide text only)</text:span></text:p>
      <text:p text:style-name="P5"/>
      <text:p text:style-name="P6">Sign up for free and see our tutors <text:span text:style-name="T4">(link to the system???)</text:span></text:p>
      <text:p text:style-name="P5"/>
      <text:p text:style-name="P10"/>
      <text:p text:style-name="P11">The first international online Muslim tutoring platform</text:p>
      <text:p text:style-name="P21">Sahih Classrooms is a no-gender mix </text:p>
      <text:p text:style-name="P6">Learning is the path towards knowledge</text:p>
      <text:p text:style-name="P6">The best way to enjoy learning is to learn in harmony with Islam <text:span text:style-name="T5">(slide text only)</text:span></text:p>
      <text:p text:style-name="P5"/>
      <text:p text:style-name="P6">Register for free and see our tutors</text:p>
      <text:p text:style-name="P4"/>
      <text:p text:style-name="P4"/>
      <text:p text:style-name="P6"><text:span text:style-name="T6">Sahih Classrooms is simple, safe, fun and flexible.</text:span> </text:p>
      <text:p text:style-name="P6">Our system is accessible on desktop and android mobile devices</text:p>
      <text:p text:style-name="P6">An affordable tutoring with the latest online teaching tools</text:p>
      <text:p text:style-name="P6">from the comfort of your own home, anytime that suits You! <text:span text:style-name="T5">(slide text only)</text:span></text:p>
      <text:p text:style-name="P5"/>
      <text:p text:style-name="P1"/>
      <text:p text:style-name="P2">Get started now!</text:p>
      <text:p text:style-name="P2">Free courses also available in Qurane, Tajweed and Arabic langu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Subjects</text:p>
      <text:p text:style-name="P6"/>
      <text:p text:style-name="P12">(Image)<text:tab/><text:tab/><text:tab/>(Image)<text:tab/><text:tab/><text:tab/>(Image)<text:tab/><text:tab/><text:tab/>(Image)</text:p>
      <text:p text:style-name="P5">Academic<text:tab/><text:tab/><text:tab/>Languages<text:tab/><text:tab/> <text:s text:c="3"/>Quran/Tajweed<text:tab/><text:tab/><text:tab/> Business</text:p>
      <text:p text:style-name="P12"/>
      <text:p text:style-name="P5"/>
      <text:p text:style-name="P5"/>
      <text:p text:style-name="P5"/>
      <text:p text:style-name="P5"/>
      <text:p text:style-name="P6"/>
      <text:p text:style-name="P5"/>
      <text:p text:style-name="P6">SIGN UP <text:s/>NOW!</text:p>
      <text:p text:style-name="P6"/>
      <text:p text:style-name="P5"><text:s text:c="38"/>Do you need help to find a tutor? Please contact us</text:p>
      <text:p text:style-name="P6"/>
      <text:p text:style-name="P6"/>
      <text:p text:style-name="P6"/>
      <text:p text:style-name="P6"/>
      <text:p text:style-name="P6">We give you the choice</text:p>
      <text:p text:style-name="P6"/>
      <text:p text:style-name="P6"/>
      <text:p text:style-name="P5"><text:span text:style-name="T3">One to one tutoring</text:span> <text:span text:style-name="T5">(icon)</text:span></text:p>
      <text:p text:style-name="P5">This course is all about you. An unique individual collaboration where all focus and material are displayed to fill your needs and learning goals. An efficient and flexible tutoring enabling your tutor to adapt to your requests and targeted skills.</text:p>
      <text:p text:style-name="P5"/>
      <text:p text:style-name="P5"/>
      <text:p text:style-name="P5"><text:span text:style-name="T3">Small groups tutoring</text:span> <text:span text:style-name="T5">(Icon)</text:span></text:p>
      <text:p text:style-name="P5">Roll up your sleeves, bring your own learning group to the platform and <text:span text:style-name="T3">tell us</text:span> what you need to learn. <text:s/>From two to more students having the same level and ready to tackle new challenges as a team. You will find a bright tutor ready for you!</text:p>
      <text:p text:style-name="P5"/>
      <text:p text:style-name="P5"/>
      <text:p text:style-name="P5"><text:span text:style-name="T3">Session tutoring</text:span> <text:span text:style-name="T5">(Icon)</text:span></text:p>
      <text:p text:style-name="P22">A tutor-guiding learning were the tutor sets specific goals with defined learning targets for you to achieve at the end of the session. Meet new classmates in dynamic groups were all members work hand in hand towards the same skills.</text:p>
      <text:p text:style-name="P6"/>
      <text:p text:style-name="P6"/>
      <text:p text:style-name="P6"/>
      <text:p text:style-name="P6"/>
      <text:p text:style-name="P6"/>
      <text:p text:style-name="P6"/>
      <text:p text:style-name="P6"/>
      <text:p text:style-name="P6"><text:soft-page-break/></text:p>
      <text:p text:style-name="P5"><text:span text:style-name="T3">For students </text:span><text:span text:style-name="T5">(Image)</text:span></text:p>
      <text:p text:style-name="P5">Our experienced tutors are ready to help you achieve your <text:s/>learning goals. We provide a safe and secure environment at all level. From elementary young learners to independent adult hoping to improve their skills or learn a new language... SahihClassrooms is there for you!</text:p>
      <text:p text:style-name="P5"/>
      <text:p text:style-name="P5"/>
      <text:p text:style-name="P5"/>
      <text:p text:style-name="P5"><text:span text:style-name="T7">For parents</text:span> <text:span text:style-name="T5">(Image)</text:span></text:p>
      <text:p text:style-name="P5">`we are with you!`</text:p>
      <text:p text:style-name="P5">Because each parent wants the best for his child, all our tutors are interviewed to check their ability to provide their student the study help they need. <text:s/>Wherever you are, you will find an online tutor willing to teach your child no matter if you need a short or long term support. </text:p>
      <text:p text:style-name="P5"/>
      <text:p text:style-name="P5"/>
      <text:p text:style-name="P5"><text:span text:style-name="T3">For adult learners</text:span> <text:span text:style-name="T5">(Image)</text:span></text:p>
      <text:p text:style-name="P5">Meet our tutor and get the help you need to improve your skills in any subject we propose. From Quran/Tajweed to languages and business, you will find a tutor ready to give you the appropriate support t in individual or group courses.</text:p>
      <text:p text:style-name="P5"/>
      <text:p text:style-name="P5"/>
      <text:p text:style-name="P5"/>
      <text:p text:style-name="P5"/>
      <text:p text:style-name="P6">GET STARTED NOW</text:p>
      <text:p text:style-name="P5"/>
      <text:p text:style-name="P5"/>
      <text:p text:style-name="P5"><text:span text:style-name="T5">(icon) </text:span><text:span text:style-name="T3">Create your free private account</text:span> <text:s text:c="6"/><text:tab/></text:p>
      <text:p text:style-name="P5">Private environment with your profile, dashboard you can access anytime</text:p>
      <text:p text:style-name="P5"/>
      <text:p text:style-name="P5"><text:span text:style-name="T5">(icon) </text:span><text:span text:style-name="T3">See our tutors profiles</text:span><text:tab/> <text:s text:c="5"/></text:p>
      <text:p text:style-name="P5">Choose who to contact, select the best tutors with the skills you need</text:p>
      <text:p text:style-name="P5"/>
      <text:p text:style-name="P9"><text:span text:style-name="T4">(icon) </text:span>Book a course </text:p>
      <text:p text:style-name="Standard"><text:span text:style-name="T2">Start </text:span><text:span text:style-name="T1">together and access your virtual class with its whiteboard </text:span></text:p>
      <text:p text:style-name="P5"/>
      <text:p text:style-name="P5"/>
      <text:p text:style-name="P22"><text:s text:c="43"/>Only pay the hours you have booked.</text:p>
      <text:p text:style-name="P6"><text:span text:style-name="T5">(Icon) </text:span>Multi-currencies <text:s text:c="3"/><text:span text:style-name="T5">(Icon)</text:span> <text:s/>Secured payments <text:s text:c="4"/></text:p>
      <text:p text:style-name="P6"/>
      <text:p text:style-name="P6"/>
      <text:p text:style-name="P22"><text:s/><text:span text:style-name="T5">(Icon) </text:span>Credit Cards Payments <text:tab/><text:tab/> <text:s/><text:span text:style-name="T5">(Icon)</text:span> <text:s text:c="2"/>Paypal <text:s text:c="6"/><text:tab/><text:tab/><text:tab/> <text:s text:c="4"/><text:span text:style-name="T5">(Icon)</text:span> Stripe <text:s/></text:p>
      <text:p text:style-name="P5"><text:tab/><text:tab/><text:tab/><text:tab/><text:tab/><text:tab/></text:p>
      <text:p text:style-name="P6"><text:soft-page-break/></text:p>
      <text:p text:style-name="P7">An effective virtual learning environment <text:span text:style-name="T5">(image background desktop and mobile devices)</text:span></text:p>
      <text:p text:style-name="P7"/>
      <text:p text:style-name="P7">Sahih Classrooms Management System is easy to use and accessible with </text:p>
      <text:p text:style-name="P7">all desktop and android mobile devices</text:p>
      <text:p text:style-name="P7"/>
      <text:p text:style-name="P3"/>
      <text:p text:style-name="P14">Software features</text:p>
      <text:p text:style-name="P8"/>
      <text:p text:style-name="P8"/>
      <text:p text:style-name="P8"/>
      <text:p text:style-name="P3"/>
      <text:p text:style-name="P3">A safe environment for learning.</text:p>
      <text:p text:style-name="P3">Safety and security are our highest priorities.<text:line-break/></text:p>
      <text:p text:style-name="P3">  </text:p>
      <text:p text:style-name="P3">Verified <text:span text:style-name="T5">(Icon)</text:span></text:p>
      <text:p text:style-name="P3">Each tutor is personally interviewed and verified.</text:p>
      <text:p text:style-name="P3">  </text:p>
      <text:p text:style-name="P3">Private <text:span text:style-name="T5">(Icon)</text:span></text:p>
      <text:p text:style-name="P3">All communication takes place on the site. Personal contact details remain private and confidential.</text:p>
      <text:p text:style-name="P3"/>
      <text:p text:style-name="P3"/>
      <text:p text:style-name="P3"/>
      <text:p text:style-name="P3">We want the best! </text:p>
      <text:p text:style-name="P3"/>
      <text:p text:style-name="P3"><text:span text:style-name="T5">Among our tutors <text:s/>are students from Madinah Islamic University, Qurane teachers from the Masjid Nabawi and professional brothers and sisters from all over the world !</text:span></text:p>
      <text:p text:style-name="P3"/>
      <text:p text:style-name="P3"/>
      <text:p text:style-name="P3">SIGN UP FOR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Book antiqua" svg:font-family="'Book antiqua'"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e-Odile Assa</meta:initial-creator>
    <meta:creation-date>2017-05-24T02:57:23.53</meta:creation-date>
    <dc:date>2017-08-04T08:10:47.02</dc:date>
    <dc:creator>Marie-Odile Assa</dc:creator>
    <meta:editing-duration>P1DT16H14M51S</meta:editing-duration>
    <meta:editing-cycles>234</meta:editing-cycles>
    <meta:generator>OpenOffice/4.1.0$Win32 OpenOffice.org_project/410m18$Build-9764</meta:generator>
    <meta:document-statistic meta:table-count="0" meta:image-count="0" meta:object-count="0" meta:page-count="4" meta:paragraph-count="61" meta:word-count="632" meta:character-count="3961"/>
  </office:meta>
</office:document-meta>
</file>